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Targe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6.5">
            <text:p>146,5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USD" office:value="266.317917662412">
            <text:p>$266,32</text:p>
          </table:table-cell>
          <table:table-cell table:style-name="ce6" table:formula="of:=[.F2]-[.B3]/[.B4]" office:value-type="currency" office:currency="USD" office:value="242.655917662412">
            <text:p>$242,66</text:p>
          </table:table-cell>
          <table:table-cell table:style-name="ce16" table:formula="of:=[.G2]/1.13" office:value-type="currency" office:currency="EUR" office:value="214.739750143727">
            <text:p>214,74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ce5" office:value-type="float" office:value="11.831">
            <text:p>11,831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19]+[.G20]" office:value-type="currency" office:currency="USD" office:value="204.322051030057">
            <text:p>$204,32</text:p>
          </table:table-cell>
          <table:table-cell table:style-name="ce8" table:formula="of:=[.F3]-[.B3]/[.B4]" office:value-type="currency" office:currency="USD" office:value="180.660051030057">
            <text:p>$180,66</text:p>
          </table:table-cell>
          <table:table-cell table:style-name="ce17" table:formula="of:=[.G3]/1.13" office:value-type="currency" office:currency="EUR" office:value="159.876151354032">
            <text:p>159,88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60.835835618385">
            <text:p>160,8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">
            <text:p>0,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USD" office:value="147.748400491293">
            <text:p>$147,75</text:p>
          </table:table-cell>
          <table:table-cell table:style-name="ce15" table:formula="of:=[.F4]-[.B3]/[.B4]" office:value-type="currency" office:currency="USD" office:value="124.086400491293">
            <text:p>$124,09</text:p>
          </table:table-cell>
          <table:table-cell table:style-name="ce18" table:formula="of:=[.G4]/1.13" office:value-type="currency" office:currency="EUR" office:value="109.8109738861">
            <text:p>109,81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3.59">
            <text:p>$13,5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Fitch</text:p>
          </table:table-cell>
          <table:table-cell table:style-name="Default" office:value-type="string">
            <text:p>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6.795">
            <text:p>$6,80</text:p>
          </table:table-cell>
          <table:table-cell table:style-name="ce6"/>
          <table:table-cell table:style-name="ce6" table:formula="of:=[.B8]/(1+[.D2])^(1/4)" office:value-type="currency" office:currency="USD" office:value="6.68103145783857">
            <text:p>$6,68</text:p>
          </table:table-cell>
          <table:table-cell table:style-name="ce8" table:formula="of:=[.B5]/2" office:value-type="currency" office:currency="USD" office:value="6.795">
            <text:p>$6,80</text:p>
          </table:table-cell>
          <table:table-cell table:style-name="ce8"/>
          <table:table-cell table:style-name="ce8" table:formula="of:=[.E8]/(1+[.D3])^(1/4)" office:value-type="currency" office:currency="USD" office:value="6.65781964855575">
            <text:p>$6,66</text:p>
          </table:table-cell>
          <table:table-cell table:style-name="ce9" table:formula="of:=[.B5]/2" office:value-type="currency" office:currency="USD" office:value="6.795">
            <text:p>$6,80</text:p>
          </table:table-cell>
          <table:table-cell table:style-name="ce9"/>
          <table:table-cell table:style-name="ce9" table:formula="of:=[.H8]/(1+[.D4])^(1/4)" office:value-type="currency" office:currency="USD" office:value="6.63500553935053">
            <text:p>$6,6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59">
            <text:p>$13,59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USD" office:value="12.7009345794393">
            <text:p>$12,70</text:p>
          </table:table-cell>
          <table:table-cell table:formula="of:=[.B5]*(1+[.F9])" office:value-type="currency" office:currency="USD" office:value="12.9105">
            <text:p>$12,91</text:p>
          </table:table-cell>
          <table:table-cell office:value-type="percentage" office:value="-0.05">
            <text:p>-5,00%</text:p>
          </table:table-cell>
          <table:table-cell table:formula="of:=[.E9]/(1+[.$D$3])^[.A9]" office:value-type="currency" office:currency="USD" office:value="11.8990783410138">
            <text:p>$11,90</text:p>
          </table:table-cell>
          <table:table-cell table:formula="of:=[.B5]*(1+[.I9])" office:value-type="currency" office:currency="USD" office:value="10.872">
            <text:p>$10,87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9.88363636363636">
            <text:p>$9,8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3.8618">
            <text:p>$13,86</text:p>
          </table:table-cell>
          <table:table-cell office:value-type="percentage" office:value="0.02">
            <text:p>2,00%</text:p>
          </table:table-cell>
          <table:table-cell table:formula="of:=[.B10]/(1+[.$D$2])^[.A10]" office:value-type="currency" office:currency="USD" office:value="12.1074329635776">
            <text:p>$12,11</text:p>
          </table:table-cell>
          <table:table-cell table:formula="of:=[.E9]*(1+[.F10])" office:value-type="currency" office:currency="USD" office:value="13.039605">
            <text:p>$13,04</text:p>
          </table:table-cell>
          <table:table-cell office:value-type="percentage" office:value="0.01">
            <text:p>1,00%</text:p>
          </table:table-cell>
          <table:table-cell table:formula="of:=[.E10]/(1+[.$D$3])^[.A10]" office:value-type="currency" office:currency="USD" office:value="11.076561404999">
            <text:p>$11,08</text:p>
          </table:table-cell>
          <table:table-cell table:formula="of:=[.H9]*(1+[.I10])" office:value-type="currency" office:currency="USD" office:value="10.872">
            <text:p>$10,87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8.98512396694215">
            <text:p>$8,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139036">
            <text:p>$14,14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USD" office:value="11.5416650680833">
            <text:p>$11,54</text:p>
          </table:table-cell>
          <table:table-cell table:formula="of:=[.E10]*(1+[.F11])" office:value-type="currency" office:currency="USD" office:value="13.17000105">
            <text:p>$13,17</text:p>
          </table:table-cell>
          <table:table-cell office:value-type="percentage" office:value="0.01">
            <text:p>1,00%</text:p>
          </table:table-cell>
          <table:table-cell table:formula="of:=[.E11]/(1+[.$D$3])^[.A11]" office:value-type="currency" office:currency="USD" office:value="10.3109004783862">
            <text:p>$10,31</text:p>
          </table:table-cell>
          <table:table-cell table:formula="of:=[.H10]*(1+[.I11])" office:value-type="currency" office:currency="USD" office:value="10.872">
            <text:p>$10,87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8.16829451540195">
            <text:p>$8,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4.42181672">
            <text:p>$14,42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USD" office:value="11.0023349247149">
            <text:p>$11,00</text:p>
          </table:table-cell>
          <table:table-cell table:formula="of:=[.E11]*(1+[.F12])" office:value-type="currency" office:currency="USD" office:value="13.3017010605">
            <text:p>$13,30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USD" office:value="9.59816542227656">
            <text:p>$9,60</text:p>
          </table:table-cell>
          <table:table-cell table:formula="of:=[.H11]*(1+[.I12])" office:value-type="currency" office:currency="USD" office:value="10.98072">
            <text:p>$10,98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7.49997950959634">
            <text:p>$7,5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4.9986893888">
            <text:p>$15,00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0.6938582445827">
            <text:p>$10,69</text:p>
          </table:table-cell>
          <table:table-cell table:formula="of:=[.E12]*(1+[.F13])" office:value-type="currency" office:currency="USD" office:value="13.56773508171">
            <text:p>$13,57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9.02316012048119">
            <text:p>$9,02</text:p>
          </table:table-cell>
          <table:table-cell table:formula="of:=[.H12]*(1+[.I13])" office:value-type="currency" office:currency="USD" office:value="11.0905272">
            <text:p>$11,0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6.88634482244755">
            <text:p>$6,8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5.598636964352">
            <text:p>$15,60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0.3940304433328">
            <text:p>$10,39</text:p>
          </table:table-cell>
          <table:table-cell table:formula="of:=[.E13]*(1+[.F14])" office:value-type="currency" office:currency="USD" office:value="13.8390897833442">
            <text:p>$13,84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8.4826021409132">
            <text:p>$8,48</text:p>
          </table:table-cell>
          <table:table-cell table:formula="of:=[.H13]*(1+[.I14])" office:value-type="currency" office:currency="USD" office:value="11.201432472">
            <text:p>$11,20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6.32291660970184">
            <text:p>$6,3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2225824429261">
            <text:p>$16,22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0.1026090290337">
            <text:p>$10,10</text:p>
          </table:table-cell>
          <table:table-cell table:formula="of:=[.E14]*(1+[.F15])" office:value-type="currency" office:currency="USD" office:value="14.1158715790111">
            <text:p>$14,1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7.97442781910734">
            <text:p>$7,97</text:p>
          </table:table-cell>
          <table:table-cell table:formula="of:=[.H14]*(1+[.I15])" office:value-type="currency" office:currency="USD" office:value="11.31344679672">
            <text:p>$11,31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5.80558706890805">
            <text:p>$5,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6.8714857406431">
            <text:p>$16,87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9.81935830859352">
            <text:p>$9,82</text:p>
          </table:table-cell>
          <table:table-cell table:formula="of:=[.E15]*(1+[.F16])" office:value-type="currency" office:currency="USD" office:value="14.3981890105913">
            <text:p>$14,4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7.49669712026681">
            <text:p>$7,50</text:p>
          </table:table-cell>
          <table:table-cell table:formula="of:=[.H15]*(1+[.I16])" office:value-type="currency" office:currency="USD" office:value="11.4265812646872">
            <text:p>$11,43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33058449054284">
            <text:p>$5,3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7.5463451702689">
            <text:p>$17,55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9.54404919713763">
            <text:p>$9,54</text:p>
          </table:table-cell>
          <table:table-cell table:formula="of:=[.E16]*(1+[.F17])" office:value-type="currency" office:currency="USD" office:value="14.6861527908031">
            <text:p>$14,6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7.04758623287755">
            <text:p>$7,05</text:p>
          </table:table-cell>
          <table:table-cell table:formula="of:=[.H16]*(1+[.I17])" office:value-type="currency" office:currency="USD" office:value="11.5408470773341">
            <text:p>$11,54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89444575949843">
            <text:p>$4,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8.2481989770796">
            <text:p>$18,25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9.27645903273189">
            <text:p>$9,28</text:p>
          </table:table-cell>
          <table:table-cell table:formula="of:=[.E17]*(1+[.F18])" office:value-type="currency" office:currency="USD" office:value="14.9798758466192">
            <text:p>$14,9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6.62538060602314">
            <text:p>$6,63</text:p>
          </table:table-cell>
          <table:table-cell table:formula="of:=[.H17]*(1+[.I18])" office:value-type="currency" office:currency="USD" office:value="11.6562555481074">
            <text:p>$11,6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49399110644856">
            <text:p>$4,49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8:.D18])" office:value-type="currency" office:currency="USD" office:value="113.863763249066">
            <text:p>$113,86</text:p>
          </table:table-cell>
          <table:table-cell/>
          <table:table-cell table:style-name="ce8"/>
          <table:table-cell table:formula="of:=SUM([.G8:.G18])" office:value-type="currency" office:currency="USD" office:value="96.1923793349006">
            <text:p>$96,19</text:p>
          </table:table-cell>
          <table:table-cell/>
          <table:table-cell table:style-name="ce9"/>
          <table:table-cell table:formula="of:=SUM([.J8:.J18])" office:value-type="currency" office:currency="USD" office:value="74.9059097524746">
            <text:p>$74,9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10.219382610353">
            <text:p>$310,22</text:p>
          </table:table-cell>
          <table:table-cell table:style-name="ce6"/>
          <table:table-cell table:formula="of:=[.B20]/(1+[.D2])^([.A18]+1/2)" office:value-type="currency" office:currency="USD" office:value="152.454154413346">
            <text:p>$152,45</text:p>
          </table:table-cell>
          <table:table-cell table:formula="of:=[.E18]*[.D5]" office:value-type="currency" office:currency="USD" office:value="254.657889392526">
            <text:p>$254,66</text:p>
          </table:table-cell>
          <table:table-cell table:style-name="ce8"/>
          <table:table-cell table:formula="of:=[.E20]/(1+[.D3])^([.A18]+1/2)" office:value-type="currency" office:currency="USD" office:value="108.129671695156">
            <text:p>$108,13</text:p>
          </table:table-cell>
          <table:table-cell table:formula="of:=[.H18]*[.D5]" office:value-type="currency" office:currency="USD" office:value="198.156344317826">
            <text:p>$198,16</text:p>
          </table:table-cell>
          <table:table-cell table:style-name="ce9"/>
          <table:table-cell table:formula="of:=[.H20]/(1+[.D4])^([.A18]+1/2)" office:value-type="currency" office:currency="USD" office:value="72.8424907388188">
            <text:p>$72,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1">21.05.2022</text:date>, <text:time>12:2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1T12:27:46.47</dc:date>
    <dc:creator>aaa </dc:creator>
    <meta:editing-duration>P3DT50M28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